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c347ea" officeooo:paragraph-rsid="00c347ea"/>
    </style:style>
    <style:style style:name="P2" style:family="paragraph" style:parent-style-name="Standard">
      <style:text-properties fo:font-size="18pt" officeooo:rsid="00cac67a" officeooo:paragraph-rsid="00cac67a"/>
    </style:style>
    <style:style style:name="P3" style:family="paragraph" style:parent-style-name="Standard">
      <style:text-properties fo:font-size="18pt" officeooo:rsid="00ccd43b" officeooo:paragraph-rsid="00ccd43b"/>
    </style:style>
    <style:style style:name="P4" style:family="paragraph" style:parent-style-name="Standard">
      <style:text-properties fo:font-size="18pt" officeooo:rsid="00cffb19" officeooo:paragraph-rsid="00cffb19"/>
    </style:style>
    <style:style style:name="P5" style:family="paragraph" style:parent-style-name="Standard">
      <style:text-properties officeooo:rsid="00cffb19" officeooo:paragraph-rsid="00cffb19"/>
    </style:style>
    <style:style style:name="P6" style:family="paragraph" style:parent-style-name="Standard">
      <style:text-properties officeooo:rsid="00c7441f" officeooo:paragraph-rsid="00cac67a"/>
    </style:style>
    <style:style style:name="P7" style:family="paragraph" style:parent-style-name="tfTitre_20_Chapitre" style:master-page-name="Right_20_Page">
      <style:paragraph-properties style:page-number="auto"/>
    </style:style>
    <style:style style:name="P8" style:family="paragraph" style:parent-style-name="Standard">
      <style:text-properties officeooo:rsid="00d2d233" officeooo:paragraph-rsid="00d2d233"/>
    </style:style>
    <style:style style:name="P9" style:family="paragraph" style:parent-style-name="Standard">
      <style:text-properties fo:font-size="18pt" officeooo:rsid="00d2d233" officeooo:paragraph-rsid="00d2d233"/>
    </style:style>
    <style:style style:name="T1" style:family="text">
      <style:text-properties officeooo:rsid="00cf0b9c"/>
    </style:style>
    <style:style style:name="T2" style:family="text">
      <style:text-properties officeooo:rsid="00cffb19"/>
    </style:style>
    <style:style style:name="T3" style:family="text">
      <style:text-properties officeooo:rsid="00d1413e"/>
    </style:style>
    <style:style style:name="T4" style:family="text">
      <style:text-properties officeooo:rsid="00cac6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gles</text:p>
      <text:p text:style-name="P1"/>
      <text:p text:style-name="P9"><text:span text:style-name="T4">U</text:span>tilisation du rapporteur, construction de figures</text:p>
      <text:p text:style-name="P9">p188 : 2</text:p>
      <text:p text:style-name="P9">p192 : 29</text:p>
      <text:p text:style-name="P8">p189 : 5, 8</text:p>
      <text:p text:style-name="P8">p191 : 15, 18, 19, 20, 21, 22, 23</text:p>
      <text:p text:style-name="P8">p190 : 10</text:p>
      <text:p text:style-name="P8">p193 : 35, 36, 37, 39, 40, 41, 42</text:p>
      <text:p text:style-name="P8">p194 : 45, 47</text:p>
      <text:p text:style-name="P8">p196 : 55, 56</text:p>
      <text:p text:style-name="P8">p197 : 61, 63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T13H52M59S</meta:editing-duration>
    <meta:editing-cycles>161</meta:editing-cycles>
    <meta:generator>LibreOffice/6.4.7.2$Linux_X86_64 LibreOffice_project/40$Build-2</meta:generator>
    <meta:initial-creator>Véronique et Thibaud FONTANET</meta:initial-creator>
    <dc:date>2023-01-23T23:20:26.223851443</dc:date>
    <meta:print-date>2021-01-04T09:36:06.738044778</meta:print-date>
    <meta:document-statistic meta:table-count="0" meta:image-count="0" meta:object-count="0" meta:page-count="1" meta:paragraph-count="11" meta:word-count="50" meta:character-count="198" meta:non-whitespace-character-count="159"/>
  </office:meta>
</office:document-meta>
</file>